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
            <text:p>TendererQualification</text:p>
          </table:table-cell>
          <table:table-cell table:style-name="ce8" office:value-type="string" office:string-value="Tenderer Qualification. Details">
            <text:p>Tenderer Qualification. Details</text:p>
          </table:table-cell>
          <table:table-cell table:style-name="ce8" office:value-type="string" office:string-value=""/>
          <table:table-cell table:style-name="ce8" office:value-type="string" office:string-value="Tenderer Qualification">
            <text:p>Tenderer Qual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claring the qualifications of a tenderer.">
            <text:p>A document declaring the qualifications of a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UBL Version Identifier. Identifier">
            <text:p>Tenderer Qualification. UBL Vers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Customization Identifier. Identifier">
            <text:p>Tenderer Qualification. Customiza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Profile Identifier. Identifier">
            <text:p>Tenderer Qualification. Profile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Profile Execution Identifier. Identifier">
            <text:p>Tenderer Qualification. Profile Execu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Identifier">
            <text:p>Tenderer Qualificat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Copy_ Indicator. Indicator">
            <text:p>Tenderer Qualification. Copy_ Indicator. Indicato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UUID. Identifier">
            <text:p>Tenderer Qualification. UUID.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Contract Folder Identifier. Identifier">
            <text:p>Tenderer Qualification. Contract Folder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er Qualification. Issue Date. Date">
            <text:p>Tenderer Qualification. Issue Date. Dat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er Qualification. Issue Time. Time">
            <text:p>Tenderer Qualification. Issue Time. Tim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Tenderer Qualification. Note. Text">
            <text:p>Tenderer Qualification. Note. Text</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Tenderer Qualification. Version. Identifier">
            <text:p>Tenderer Qualification. Vers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Tenderer Qualification.">
            <text:p>Indicates the current version of the <text:s/>Tenderer Qualification.</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reviousVersionID">
            <text:p>PreviousVersionID</text:p>
          </table:table-cell>
          <table:table-cell office:value-type="string" table:style-name="ce9" office:string-value="Tenderer Qualification. Previous_ Version. Identifier">
            <text:p>Tenderer Qualification. Previous_ Version. Identifie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Tenderer Qualification which is superceded by this version.">
            <text:p>Identifies the previous version of the <text:s/>Tenderer Qualification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enderer Qualification. Signature">
            <text:p>Tenderer Qualification. Signatur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erPartyQualification">
            <text:p>TendererPartyQualification</text:p>
          </table:table-cell>
          <table:table-cell table:style-name="ce10" office:value-type="string" office:string-value="Tenderer Qualification. Tenderer Party Qualification">
            <text:p>Tenderer Qualification. Tenderer Party Qualification</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Tenderer Party Qualification">
            <text:p>Tenderer Party Qualification</text:p>
          </table:table-cell>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pecific qualification of the Tenderer.">
            <text:p>A specific qualification of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Tenderer Qualification. Contracting Party">
            <text:p>Tenderer Qualification. Contracting Party</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Evidence">
            <text:p>Evidence</text:p>
          </table:table-cell>
          <table:table-cell table:style-name="ce10" office:value-type="string" office:string-value="Tenderer Qualification. Evidence">
            <text:p>Tenderer Qualification. Evid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Evidence">
            <text:p>Evidence</text:p>
          </table:table-cell>
          <table:table-cell table:style-name="ce10" office:value-type="string" office:string-value="Evidence">
            <text:p>Evid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idence">
            <text:p>Evid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identiary document supporting Tenderer qualifications.">
            <text:p>An evidentiary document supporting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Tenderer Qualification. Additional_ Document Reference. Document Reference">
            <text:p>Tenderer Qualification. Additional_ Document Reference. Document Refer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